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c45"/>
    </style:style>
    <style:style style:name="P2" style:family="paragraph" style:parent-style-name="Standard">
      <style:text-properties officeooo:paragraph-rsid="001711b1"/>
    </style:style>
    <style:style style:name="P3" style:family="paragraph" style:parent-style-name="Standard">
      <style:paragraph-properties style:writing-mode="lr-tb"/>
      <style:text-properties fo:font-size="14pt" officeooo:rsid="001711b1" officeooo:paragraph-rsid="001711b1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officeooo:rsid="0014ac0b"/>
    </style:style>
    <style:style style:name="T3" style:family="text">
      <style:text-properties fo:font-size="16pt" officeooo:rsid="0014ac0b" style:font-size-asian="16pt" style:font-size-complex="16pt"/>
    </style:style>
    <style:style style:name="T4" style:family="text">
      <style:text-properties fo:font-size="16pt" fo:font-weight="bold" officeooo:rsid="0014ac0b" style:font-size-asian="16pt" style:font-weight-asian="bold" style:font-size-complex="16pt" style:font-weight-complex="bold"/>
    </style:style>
    <style:style style:name="T5" style:family="text">
      <style:text-properties fo:font-size="20pt" fo:font-weight="bold" officeooo:rsid="0014ac0b" style:font-size-asian="20pt" style:font-weight-asian="bold" style:font-size-complex="20pt" style:font-weight-complex="bold"/>
    </style:style>
    <style:style style:name="T6" style:family="text">
      <style:text-properties officeooo:rsid="00171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5">Control Statement</text:span></text:p>
      <text:p text:style-name="Standard"/>
      <text:p text:style-name="Standard">A <text:span text:style-name="T1">control statement</text:span> is a <text:span text:style-name="T1">statement</text:span> that determines whether other <text:span text:style-name="T1">statements</text:span> will be executed. An if <text:span text:style-name="T1">statement</text:span> decides whether to execute another <text:span text:style-name="T1">statement</text:span>, or decides which of two <text:span text:style-name="T1">statements</text:span> to execute. ... for loops are (typically) used to execute the <text:span text:style-name="T1">controlled statement</text:span> a given number of times.</text:p>
      <text:p text:style-name="Standard"/>
      <text:p text:style-name="Standard">A <text:span text:style-name="T1">program</text:span> is usually not limited to a linear sequence of instructions. During its process it may bifurcate, repeat <text:span text:style-name="T1">code</text:span> or take decisions. For that purpose, <text:span text:style-name="T1">C++</text:span> provides <text:span text:style-name="T1">control structures</text:span> that serve to specify what has to be done by our <text:span text:style-name="T1">program</text:span>, when and under which circumstances.</text:p>
      <text:p text:style-name="Standard"/>
      <text:p text:style-name="Standard"><text:span text:style-name="T1">Control statements</text:span> enable us to specify the flow of program <text:span text:style-name="T1">control</text:span>; ie, the order in which the instructions in a program <text:span text:style-name="T1">must</text:span> be executed. They make it possible to make decisions, to perform tasks repeatedly or to jump from one section of code to another. ... Iteration <text:span text:style-name="T1">statements</text:span>.</text:p>
      <text:p text:style-name="Standard"/>
      <text:p text:style-name="Standard"><text:span text:style-name="T1">Flow control</text:span> is the management of data <text:span text:style-name="T1">flow</text:span> between computers or devices or between nodes in a network so that the data can be handled at an efficient pace. Too much data arriving before a device can handle it causes data overflow, meaning the data is either lost or must be <text:span text:style-name="T2">retransmitted.</text:span></text:p>
      <text:p text:style-name="Standard"/>
      <text:p text:style-name="P1">There are <text:span text:style-name="T6">4</text:span> <text:span text:style-name="T1">types</text:span> of <text:span text:style-name="T1">control statements</text:span>: </text:p>
      <text:p text:style-name="P1">Sequence <text:span text:style-name="T1">Control Statement</text:span>.</text:p>
      <text:p text:style-name="P1">Selection or Decision <text:span text:style-name="T1">Control Statement</text:span>.</text:p>
      <text:p text:style-name="P1">Repetition or Loop <text:span text:style-name="T1">Control Statement</text:span>.</text:p>
      <text:p text:style-name="P2">Case <text:span text:style-name="T1">Control Statement</text:span>.</text:p>
      <text:p text:style-name="P1"/>
      <text:p text:style-name="P3"><text:span text:style-name="T1">Sequence Control Statement</text:span></text:p>
      <text:p text:style-name="P1">“<text:span text:style-name="T1">Sequence control</text:span> structure” refers to the line-by-line execution by which <text:span text:style-name="T1">statements</text:span> are executed sequentially, in the same order in which they appear in the program. They might, for example, carry out a series of read or write operations, arithmetic operations, or assignments to variable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49cm" fo:margin-bottom="0.049cm" fo:margin-left="0.019cm" fo:margin-right="0.019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9:52:18.727937477</meta:creation-date>
    <dc:date>2020-02-17T10:22:20.060433505</dc:date>
    <meta:editing-duration>PT9M40S</meta:editing-duration>
    <meta:editing-cycles>1</meta:editing-cycles>
    <meta:document-statistic meta:table-count="0" meta:image-count="0" meta:object-count="0" meta:page-count="1" meta:paragraph-count="12" meta:word-count="266" meta:character-count="1659" meta:non-whitespace-character-count="1399"/>
    <meta:generator>LibreOffice/6.0.7.3$Linux_X86_64 LibreOffice_project/00m0$Build-3</meta:generator>
  </office:meta>
</office:document-meta>
</file>